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15B6BCD1F8B57D2205E.png" manifest:media-type="image/png"/>
  <manifest:file-entry manifest:full-path="Pictures/1000020100000476000000EED96A3BDA625FDF74.png" manifest:media-type="image/png"/>
  <manifest:file-entry manifest:full-path="Pictures/100002010000047F0000011A82C6DF0FF14A133B.png" manifest:media-type="image/png"/>
  <manifest:file-entry manifest:full-path="Pictures/1000020100000466000000A77153AE0799539422.png" manifest:media-type="image/png"/>
  <manifest:file-entry manifest:full-path="Pictures/100002010000047900000117FE543052CA0DB87F.png" manifest:media-type="image/png"/>
  <manifest:file-entry manifest:full-path="Pictures/10000201000004A5000001166E6EF5842792CCA9.png" manifest:media-type="image/png"/>
  <manifest:file-entry manifest:full-path="Pictures/100002010000040C0000018C4AA9A6627A3DE2C3.png" manifest:media-type="image/png"/>
  <manifest:file-entry manifest:full-path="Pictures/10000201000002B800000171F58B3C04ED0F5816.png" manifest:media-type="image/png"/>
  <manifest:file-entry manifest:full-path="Pictures/100002010000044500000103722B0C519587F816.png" manifest:media-type="image/png"/>
  <manifest:file-entry manifest:full-path="Pictures/10000201000004820000015F1094D7E8063909F4.png" manifest:media-type="image/png"/>
  <manifest:file-entry manifest:full-path="Pictures/10000201000002DC0000018754B7AFA428EE2496.png" manifest:media-type="image/png"/>
  <manifest:file-entry manifest:full-path="Pictures/10000201000003E200000167D75428FB33164B0D.png" manifest:media-type="image/png"/>
  <manifest:file-entry manifest:full-path="Pictures/10000201000003D700000162A563FAD2FF066E9A.png" manifest:media-type="image/png"/>
  <manifest:file-entry manifest:full-path="Pictures/10000201000002E40000018A7EB5FC10F4AF5177.png" manifest:media-type="image/png"/>
  <manifest:file-entry manifest:full-path="Pictures/10000201000002EE000001977EC03C31B80E0BE2.png" manifest:media-type="image/png"/>
  <manifest:file-entry manifest:full-path="Pictures/100002010000030E000001909FC9B7BE7B0045A0.png" manifest:media-type="image/png"/>
  <manifest:file-entry manifest:full-path="Pictures/100002010000026A0000017A8D96BEDF932125F3.png" manifest:media-type="image/png"/>
  <manifest:file-entry manifest:full-path="Pictures/10000201000002D8000001676519BB8A7D29289E.png" manifest:media-type="image/png"/>
  <manifest:file-entry manifest:full-path="Pictures/10000201000004400000013C160331118CE60201.png" manifest:media-type="image/png"/>
  <manifest:file-entry manifest:full-path="Pictures/10000201000002D400000170B25AEFC1CE5056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969" officeooo:paragraph-rsid="001569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2.6465in" draw:z-index="0"><draw:image xlink:href="Pictures/100002010000040C0000018C4AA9A6627A3DE2C3.png" xlink:type="simple" xlink:show="embed" xlink:actuate="onLoad" loext:mime-type="image/png"/></draw:frame></text:p>
      <text:p text:style-name="P1"><draw:frame draw:style-name="fr1" draw:name="Image2" text:anchor-type="char" svg:width="6.9252in" svg:height="2.5008in" draw:z-index="1"><draw:image xlink:href="Pictures/10000201000003E200000167D75428FB33164B0D.png" xlink:type="simple" xlink:show="embed" xlink:actuate="onLoad" loext:mime-type="image/png"/></draw:frame></text:p>
      <text:p text:style-name="P1"><draw:frame draw:style-name="fr1" draw:name="Image3" text:anchor-type="char" svg:width="6.9252in" svg:height="2.1063in" draw:z-index="2"><draw:image xlink:href="Pictures/10000201000004820000015F1094D7E8063909F4.png" xlink:type="simple" xlink:show="embed" xlink:actuate="onLoad" loext:mime-type="image/png"/></draw:frame></text:p>
      <text:p text:style-name="P1"><draw:frame draw:style-name="fr2" draw:name="Image4" text:anchor-type="char" svg:width="6.9252in" svg:height="2.4937in" draw:z-index="3"><draw:image xlink:href="Pictures/10000201000003D700000162A563FAD2FF066E9A.png" xlink:type="simple" xlink:show="embed" xlink:actuate="onLoad" loext:mime-type="image/png"/></draw:frame><text:soft-page-break/></text:p>
      <text:p text:style-name="P1"><draw:frame draw:style-name="fr1" draw:name="Image5" text:anchor-type="char" svg:width="6.9252in" svg:height="3.6866in" draw:z-index="4"><draw:image xlink:href="Pictures/10000201000002E40000018A7EB5FC10F4AF5177.png" xlink:type="simple" xlink:show="embed" xlink:actuate="onLoad" loext:mime-type="image/png"/></draw:frame></text:p>
      <text:p text:style-name="P1"><draw:frame draw:style-name="fr2" draw:name="Image6" text:anchor-type="char" svg:width="6.9252in" svg:height="3.6709in" draw:z-index="5"><draw:image xlink:href="Pictures/10000201000002B800000171F58B3C04ED0F5816.png" xlink:type="simple" xlink:show="embed" xlink:actuate="onLoad" loext:mime-type="image/png"/></draw:frame><text:soft-page-break/></text:p>
      <text:p text:style-name="P1"><draw:frame draw:style-name="fr1" draw:name="Image7" text:anchor-type="char" svg:width="6.9252in" svg:height="3.7575in" draw:z-index="6"><draw:image xlink:href="Pictures/10000201000002EE000001977EC03C31B80E0BE2.png" xlink:type="simple" xlink:show="embed" xlink:actuate="onLoad" loext:mime-type="image/png"/></draw:frame></text:p>
      <text:p text:style-name="P1"><draw:frame draw:style-name="fr2" draw:name="Image8" text:anchor-type="char" svg:width="6.9252in" svg:height="3.4146in" draw:z-index="7"><draw:image xlink:href="Pictures/10000201000002D8000001676519BB8A7D29289E.png" xlink:type="simple" xlink:show="embed" xlink:actuate="onLoad" loext:mime-type="image/png"/></draw:frame><text:soft-page-break/></text:p>
      <text:p text:style-name="P1"><draw:frame draw:style-name="fr1" draw:name="Image9" text:anchor-type="char" svg:width="6.9252in" svg:height="3.5417in" draw:z-index="8"><draw:image xlink:href="Pictures/100002010000030E000001909FC9B7BE7B0045A0.png" xlink:type="simple" xlink:show="embed" xlink:actuate="onLoad" loext:mime-type="image/png"/></draw:frame></text:p>
      <text:p text:style-name="P1"><draw:frame draw:style-name="fr3" draw:name="Image10" text:anchor-type="char" svg:width="6.4374in" svg:height="3.9374in" draw:z-index="9"><draw:image xlink:href="Pictures/100002010000026A0000017A8D96BEDF932125F3.png" xlink:type="simple" xlink:show="embed" xlink:actuate="onLoad" loext:mime-type="image/png"/></draw:frame><text:soft-page-break/></text:p>
      <text:p text:style-name="P1"><draw:frame draw:style-name="fr1" draw:name="Image11" text:anchor-type="char" svg:width="6.9252in" svg:height="3.5193in" draw:z-index="10"><draw:image xlink:href="Pictures/10000201000002D400000170B25AEFC1CE505692.png" xlink:type="simple" xlink:show="embed" xlink:actuate="onLoad" loext:mime-type="image/png"/></draw:frame></text:p>
      <text:p text:style-name="P1"><draw:frame draw:style-name="fr2" draw:name="Image12" text:anchor-type="char" svg:width="6.9252in" svg:height="3.6984in" draw:z-index="11"><draw:image xlink:href="Pictures/10000201000002DC0000018754B7AFA428EE2496.png" xlink:type="simple" xlink:show="embed" xlink:actuate="onLoad" loext:mime-type="image/png"/></draw:frame><text:soft-page-break/></text:p>
      <text:p text:style-name="P1"><draw:frame draw:style-name="fr1" draw:name="Image13" text:anchor-type="char" svg:width="6.9252in" svg:height="1.6402in" draw:z-index="12"><draw:image xlink:href="Pictures/100002010000044500000103722B0C519587F816.png" xlink:type="simple" xlink:show="embed" xlink:actuate="onLoad" loext:mime-type="image/png"/></draw:frame></text:p>
      <text:p text:style-name="P1"><draw:frame draw:style-name="fr1" draw:name="Image14" text:anchor-type="char" svg:width="6.9252in" svg:height="1.6189in" draw:z-index="13"><draw:image xlink:href="Pictures/10000201000004A5000001166E6EF5842792CCA9.png" xlink:type="simple" xlink:show="embed" xlink:actuate="onLoad" loext:mime-type="image/png"/></draw:frame></text:p>
      <text:p text:style-name="P1"><draw:frame draw:style-name="fr1" draw:name="Image15" text:anchor-type="char" svg:width="6.9252in" svg:height="1.6866in" draw:z-index="14"><draw:image xlink:href="Pictures/100002010000047900000117FE543052CA0DB87F.png" xlink:type="simple" xlink:show="embed" xlink:actuate="onLoad" loext:mime-type="image/png"/></draw:frame></text:p>
      <text:p text:style-name="P1"><draw:frame draw:style-name="fr1" draw:name="Image16" text:anchor-type="char" svg:width="6.9252in" svg:height="1.6866in" draw:z-index="15"><draw:image xlink:href="Pictures/100002010000047900000117FE543052CA0DB87F.png" xlink:type="simple" xlink:show="embed" xlink:actuate="onLoad" loext:mime-type="image/png"/></draw:frame><text:soft-page-break/></text:p>
      <text:p text:style-name="P1"><draw:frame draw:style-name="fr1" draw:name="Image17" text:anchor-type="char" svg:width="6.9252in" svg:height="1.6965in" draw:z-index="16"><draw:image xlink:href="Pictures/100002010000047F0000011A82C6DF0FF14A133B.png" xlink:type="simple" xlink:show="embed" xlink:actuate="onLoad" loext:mime-type="image/png"/></draw:frame></text:p>
      <text:p text:style-name="P1"><draw:frame draw:style-name="fr1" draw:name="Image18" text:anchor-type="char" svg:width="6.9252in" svg:height="2.011in" draw:z-index="17"><draw:image xlink:href="Pictures/10000201000004400000013C160331118CE60201.png" xlink:type="simple" xlink:show="embed" xlink:actuate="onLoad" loext:mime-type="image/png"/></draw:frame></text:p>
      <text:p text:style-name="P1"><draw:frame draw:style-name="fr1" draw:name="Image19" text:anchor-type="char" svg:width="6.9252in" svg:height="1.4429in" draw:z-index="18"><draw:image xlink:href="Pictures/1000020100000476000000EED96A3BDA625FDF74.png" xlink:type="simple" xlink:show="embed" xlink:actuate="onLoad" loext:mime-type="image/png"/></draw:frame></text:p>
      <text:p text:style-name="P1"><draw:frame draw:style-name="fr2" draw:name="Image20" text:anchor-type="char" svg:width="6.9252in" svg:height="2.9701in" draw:z-index="19"><draw:image xlink:href="Pictures/10000201000003290000015B6BCD1F8B57D2205E.png" xlink:type="simple" xlink:show="embed" xlink:actuate="onLoad" loext:mime-type="image/png"/></draw:frame><text:soft-page-break/></text:p>
      <text:p text:style-name="P1"/>
      <text:p text:style-name="P1"><draw:frame draw:style-name="fr1" draw:name="Image21" text:anchor-type="char" svg:width="6.9252in" svg:height="1.0264in" draw:z-index="20"><draw:image xlink:href="Pictures/1000020100000466000000A77153AE07995394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38:26.728014235</meta:creation-date>
    <dc:date>2020-11-26T16:47:24.661082848</dc:date>
    <meta:editing-duration>PT9M2S</meta:editing-duration>
    <meta:editing-cycles>1</meta:editing-cycles>
    <meta:document-statistic meta:table-count="0" meta:image-count="21" meta:object-count="0" meta:page-count="8" meta:paragraph-count="0" meta:word-count="0" meta:character-count="0" meta:non-whitespace-character-count="0"/>
    <meta:generator>LibreOffice/6.4.6.2$Linux_X86_64 LibreOffice_project/40$Build-2</meta:generator>
  </office:meta>
</office:document-meta>
</file>